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>
      <style:text-properties style:font-name="Ubuntu" fo:font-size="6.40000009536743pt" style:font-name-asian="Ubuntu" style:font-size-asian="6.40000009536743pt" style:font-name-complex="Ubuntu" style:font-size-complex="6.40000009536743pt"/>
    </style:style>
    <style:style style:name="ce3" style:family="table-cell" style:parent-style-name="Default" style:data-style-name="N121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ce5" style:family="table-cell" style:parent-style-name="Default"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/>
          <table:table-cell table:style-name="Default" office:value-type="string" calcext:value-type="string">
            <text:p>i1(t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0.0055" calcext:value-type="float">
            <text:p>0.0055</text:p>
          </table:table-cell>
          <table:table-cell office:value-type="float" office:value="0.011" calcext:value-type="float">
            <text:p>0.011</text:p>
          </table:table-cell>
          <table:table-cell table:style-name="ce5" office:value-type="float" office:value="0.0165" calcext:value-type="float">
            <text:p>0.0165</text:p>
          </table:table-cell>
          <table:table-cell office:value-type="float" office:value="0.022" calcext:value-type="float">
            <text:p>0.022</text:p>
          </table:table-cell>
          <table:table-cell table:style-name="ce5" office:value-type="float" office:value="0.0275" calcext:value-type="float">
            <text:p>0.0275</text:p>
          </table:table-cell>
          <table:table-cell office:value-type="float" office:value="0.033" calcext:value-type="float">
            <text:p>0.033</text:p>
          </table:table-cell>
          <table:table-cell table:style-name="ce5" office:value-type="float" office:value="0.0385" calcext:value-type="float">
            <text:p>0.0385</text:p>
          </table:table-cell>
          <table:table-cell office:value-type="float" office:value="0.044" calcext:value-type="float">
            <text:p>0.044</text:p>
          </table:table-cell>
          <table:table-cell table:style-name="ce5" office:value-type="float" office:value="0.0495" calcext:value-type="float">
            <text:p>0.0495</text:p>
          </table:table-cell>
          <table:table-cell office:value-type="float" office:value="0.055" calcext:value-type="float">
            <text:p>0.055</text:p>
          </table:table-cell>
          <table:table-cell table:style-name="ce5" office:value-type="float" office:value="0.0605" calcext:value-type="float">
            <text:p>0.0605</text:p>
          </table:table-cell>
          <table:table-cell office:value-type="float" office:value="0.066" calcext:value-type="float">
            <text:p>0.066</text:p>
          </table:table-cell>
          <table:table-cell table:style-name="ce5" office:value-type="float" office:value="0.0715" calcext:value-type="float">
            <text:p>0.0715</text:p>
          </table:table-cell>
          <table:table-cell office:value-type="float" office:value="0.077" calcext:value-type="float">
            <text:p>0.077</text:p>
          </table:table-cell>
          <table:table-cell table:style-name="ce5" office:value-type="float" office:value="0.0825" calcext:value-type="float">
            <text:p>0.0825</text:p>
          </table:table-cell>
          <table:table-cell office:value-type="float" office:value="0.088" calcext:value-type="float">
            <text:p>0.088</text:p>
          </table:table-cell>
          <table:table-cell table:style-name="ce5"/>
          <table:table-cell/>
          <table:table-cell table:style-name="ce5"/>
        </table:table-row>
        <table:table-row table:style-name="ro1">
          <table:table-cell office:value-type="string" calcext:value-type="string">
            <text:p>i1в</text:p>
          </table:table-cell>
          <table:table-cell table:style-name="ce2" table:formula="of:= - 0.338*EXP (-45.455 *[.B2])* SIN (260.507*[.B2] + 80.119* PI()/180)" office:value-type="float" office:value="-0.332986204613157" calcext:value-type="float">
            <text:p>-0.333</text:p>
          </table:table-cell>
          <table:table-cell table:style-name="ce2" table:formula="of:= - 0.338*EXP (-45.455 *[.C2])* SIN (260.507*[.C2] + 80.119* PI()/180)" office:value-type="string" office:string-value="" calcext:value-type="error">
            <text:p>#VALUE!</text:p>
          </table:table-cell>
          <table:table-cell table:style-name="ce2" table:formula="of:= - 0.338*EXP (-45.455 *[.D2])* SIN (260.507*[.D2] + 80.119* PI()/180)" office:value-type="float" office:value="-0.332986204613157" calcext:value-type="float">
            <text:p>-0.333</text:p>
          </table:table-cell>
          <table:table-cell table:style-name="ce2" table:formula="of:= - 0.338*EXP (-45.455 *[.E2])* SIN (260.507*[.E2] + 80.119* PI()/180)" office:value-type="float" office:value="-0.332986204613157" calcext:value-type="float">
            <text:p>-0.333</text:p>
          </table:table-cell>
          <table:table-cell table:style-name="ce2" table:formula="of:= - 0.338*EXP (-45.455 *[.F2])* SIN (260.507*[.F2] + 80.119* PI()/180)" office:value-type="float" office:value="-0.332986204613157" calcext:value-type="float">
            <text:p>-0.333</text:p>
          </table:table-cell>
          <table:table-cell table:style-name="ce2" table:formula="of:= - 0.338*EXP (-45.455 *[.G2])* SIN (260.507*[.G2] + 80.119* PI()/180)" office:value-type="float" office:value="-0.332986204613157" calcext:value-type="float">
            <text:p>-0.333</text:p>
          </table:table-cell>
          <table:table-cell table:style-name="ce2" table:formula="of:= - 0.338*EXP (-45.455 *[.H2])* SIN (260.507*[.H2] + 80.119* PI()/180)" office:value-type="float" office:value="-0.332986204613157" calcext:value-type="float">
            <text:p>-0.333</text:p>
          </table:table-cell>
          <table:table-cell table:style-name="ce2" table:formula="of:= - 0.338*EXP (-45.455 *[.I2])* SIN (260.507*[.I2] + 80.119* PI()/180)" office:value-type="float" office:value="-0.332986204613157" calcext:value-type="float">
            <text:p>-0.333</text:p>
          </table:table-cell>
          <table:table-cell table:style-name="ce2" table:formula="of:= - 0.338*EXP (-45.455 *[.J2])* SIN (260.507*[.J2] + 80.119* PI()/180)" office:value-type="float" office:value="-0.332986204613157" calcext:value-type="float">
            <text:p>-0.333</text:p>
          </table:table-cell>
          <table:table-cell table:style-name="ce2" table:formula="of:= - 0.338*EXP (-45.455 *[.K2])* SIN (260.507*[.K2] + 80.119* PI()/180)" office:value-type="float" office:value="-0.332986204613157" calcext:value-type="float">
            <text:p>-0.333</text:p>
          </table:table-cell>
          <table:table-cell table:style-name="ce2" table:formula="of:= - 0.338*EXP (-45.455 *[.L2])* SIN (260.507*[.L2] + 80.119* PI()/180)" office:value-type="float" office:value="-0.332986204613157" calcext:value-type="float">
            <text:p>-0.333</text:p>
          </table:table-cell>
          <table:table-cell table:style-name="ce2" table:formula="of:= - 0.338*EXP (-45.455 *[.M2])* SIN (260.507*[.M2] + 80.119* PI()/180)" office:value-type="float" office:value="-0.332986204613157" calcext:value-type="float">
            <text:p>-0.333</text:p>
          </table:table-cell>
          <table:table-cell table:style-name="ce2" table:formula="of:= - 0.338*EXP (-45.455 *[.N2])* SIN (260.507*[.N2] + 80.119* PI()/180)" office:value-type="float" office:value="-0.332986204613157" calcext:value-type="float">
            <text:p>-0.333</text:p>
          </table:table-cell>
          <table:table-cell table:style-name="ce2" table:formula="of:= - 0.338*EXP (-45.455 *[.O2])* SIN (260.507*[.O2] + 80.119* PI()/180)" office:value-type="float" office:value="-0.332986204613157" calcext:value-type="float">
            <text:p>-0.333</text:p>
          </table:table-cell>
          <table:table-cell table:style-name="ce2" table:formula="of:= - 0.338*EXP (-45.455 *[.P2])* SIN (260.507*[.P2] + 80.119* PI()/180)" office:value-type="float" office:value="-0.332986204613157" calcext:value-type="float">
            <text:p>-0.333</text:p>
          </table:table-cell>
          <table:table-cell table:style-name="ce2" table:formula="of:= - 0.338*EXP (-45.455 *[.Q2])* SIN (260.507*[.Q2] + 80.119* PI()/180)" office:value-type="float" office:value="-0.332986204613157" calcext:value-type="float">
            <text:p>-0.333</text:p>
          </table:table-cell>
          <table:table-cell table:style-name="ce2" table:formula="of:= - 0.338*EXP (-45.455 *[.R2])* SIN (260.507*[.R2] + 80.119* PI()/180)" office:value-type="float" office:value="-0.332986204613157" calcext:value-type="float">
            <text:p>-0.33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i1</text:p>
          </table:table-cell>
          <table:table-cell table:style-name="ce3" table:formula="of:= 1 - 0.338*EXP (-45.455 *[.B3])* SIN (260.507*[.B3] + 80.119* PI()/180)" office:value-type="float" office:value="0.667013795386843" calcext:value-type="float">
            <text:p>0.667</text:p>
          </table:table-cell>
          <table:table-cell table:style-name="ce3" table:formula="of:= 1 - 0.338*EXP (-45.455 *[.C3])* SIN (260.507*[.C3] + 80.119* PI()/180)" office:value-type="float" office:value="0.919581930535363" calcext:value-type="float">
            <text:p>0.920</text:p>
          </table:table-cell>
          <table:table-cell table:style-name="ce3" table:formula="of:= 1 - 0.338*EXP (-45.455 *[.D3])* SIN (260.507*[.D3] + 80.119* PI()/180)" office:value-type="float" office:value="1.18473343250394" calcext:value-type="float">
            <text:p>1.185</text:p>
          </table:table-cell>
          <table:table-cell table:style-name="ce3" table:formula="of:= 1 - 0.338*EXP (-45.455 *[.E3])* SIN (260.507*[.E3] + 80.119* PI()/180)" office:value-type="float" office:value="1.08836026803343" calcext:value-type="float">
            <text:p>1.088</text:p>
          </table:table-cell>
          <table:table-cell table:style-name="ce3" table:formula="of:= 1 - 0.338*EXP (-45.455 *[.F3])* SIN (260.507*[.F3] + 80.119* PI()/180)" office:value-type="float" office:value="0.906887815592919" calcext:value-type="float">
            <text:p>0.907</text:p>
          </table:table-cell>
          <table:table-cell table:style-name="ce3" table:formula="of:= 1 - 0.338*EXP (-45.455 *[.G3])* SIN (260.507*[.G3] + 80.119* PI()/180)" office:value-type="float" office:value="0.926455074570274" calcext:value-type="float">
            <text:p>0.926</text:p>
          </table:table-cell>
          <table:table-cell table:style-name="ce3" table:formula="of:= 1 - 0.338*EXP (-45.455 *[.H3])* SIN (260.507*[.H3] + 80.119* PI()/180)" office:value-type="float" office:value="1.04071598236651" calcext:value-type="float">
            <text:p>1.041</text:p>
          </table:table-cell>
          <table:table-cell table:style-name="ce3" table:formula="of:= 1 - 0.338*EXP (-45.455 *[.I3])* SIN (260.507*[.I3] + 80.119* PI()/180)" office:value-type="float" office:value="1.05333160732692" calcext:value-type="float">
            <text:p>1.053</text:p>
          </table:table-cell>
          <table:table-cell table:style-name="ce3" table:formula="of:= 1 - 0.338*EXP (-45.455 *[.J3])* SIN (260.507*[.J3] + 80.119* PI()/180)" office:value-type="float" office:value="0.986732473009606" calcext:value-type="float">
            <text:p>0.987</text:p>
          </table:table-cell>
          <table:table-cell table:style-name="ce3" table:formula="of:= 1 - 0.338*EXP (-45.455 *[.K3])* SIN (260.507*[.K3] + 80.119* PI()/180)" office:value-type="float" office:value="0.964809954918619" calcext:value-type="float">
            <text:p>0.965</text:p>
          </table:table-cell>
          <table:table-cell table:style-name="ce3" table:formula="of:= 1 - 0.338*EXP (-45.455 *[.L3])* SIN (260.507*[.L3] + 80.119* PI()/180)" office:value-type="float" office:value="1.00050663551566" calcext:value-type="float">
            <text:p>1.001</text:p>
          </table:table-cell>
          <table:table-cell table:style-name="ce3" table:formula="of:= 1 - 0.338*EXP (-45.455 *[.M3])* SIN (260.507*[.M3] + 80.119* PI()/180)" office:value-type="float" office:value="1.02145229586932" calcext:value-type="float">
            <text:p>1.021</text:p>
          </table:table-cell>
          <table:table-cell table:style-name="ce3" table:formula="of:= 1 - 0.338*EXP (-45.455 *[.N3])* SIN (260.507*[.N3] + 80.119* PI()/180)" office:value-type="float" office:value="1.00428948714097" calcext:value-type="float">
            <text:p>1.004</text:p>
          </table:table-cell>
          <table:table-cell table:style-name="ce3" table:formula="of:= 1 - 0.338*EXP (-45.455 *[.O3])* SIN (260.507*[.O3] + 80.119* PI()/180)" office:value-type="float" office:value="0.987907736720663" calcext:value-type="float">
            <text:p>0.988</text:p>
          </table:table-cell>
          <table:table-cell table:style-name="ce3" table:formula="of:= 1 - 0.338*EXP (-45.455 *[.P3])* SIN (260.507*[.P3] + 80.119* PI()/180)" office:value-type="float" office:value="0.994807189983209" calcext:value-type="float">
            <text:p>0.995</text:p>
          </table:table-cell>
          <table:table-cell table:style-name="ce3" table:formula="of:= 1 - 0.338*EXP (-45.455 *[.Q3])* SIN (260.507*[.Q3] + 80.119* PI()/180)" office:value-type="float" office:value="1.00622158183986" calcext:value-type="float">
            <text:p>1.006</text:p>
          </table:table-cell>
          <table:table-cell table:style-name="ce3" table:formula="of:= 1 - 0.338*EXP (-45.455 *[.R3])* SIN (260.507*[.R3] + 80.119* PI()/180)" office:value-type="float" office:value="1.00448273680307" calcext:value-type="float">
            <text:p>1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в</text:p>
          </table:table-cell>
          <table:table-cell table:style-name="ce4" table:formula="of:=-0.984 * EXP(-45.455*[.B3]) * SIN(260.507*[.B3])" office:value-type="float" office:value="-0" calcext:value-type="float">
            <text:p>0.000</text:p>
          </table:table-cell>
          <table:table-cell table:style-name="ce4" table:formula="of:=-0.984 * EXP(-45.455*[.C3]) * SIN(260.507*[.C3])" office:value-type="float" office:value="-0.759051731722231" calcext:value-type="float">
            <text:p>-0.759</text:p>
          </table:table-cell>
          <table:table-cell table:style-name="ce4" table:formula="of:=-0.984 * EXP(-45.455*[.D3]) * SIN(260.507*[.D3])" office:value-type="float" office:value="-0.162648813167861" calcext:value-type="float">
            <text:p>-0.163</text:p>
          </table:table-cell>
          <table:table-cell table:style-name="ce4" table:formula="of:=-0.984 * EXP(-45.455*[.E3]) * SIN(260.507*[.E3])" office:value-type="float" office:value="0.42553362766561" calcext:value-type="float">
            <text:p>0.426</text:p>
          </table:table-cell>
          <table:table-cell table:style-name="ce4" table:formula="of:=-0.984 * EXP(-45.455*[.F3]) * SIN(260.507*[.F3])" office:value-type="float" office:value="0.189833900480246" calcext:value-type="float">
            <text:p>0.190</text:p>
          </table:table-cell>
          <table:table-cell table:style-name="ce4" table:formula="of:=-0.984 * EXP(-45.455*[.G3]) * SIN(260.507*[.G3])" office:value-type="float" office:value="-0.217420491280726" calcext:value-type="float">
            <text:p>-0.217</text:p>
          </table:table-cell>
          <table:table-cell table:style-name="ce4" table:formula="of:=-0.984 * EXP(-45.455*[.H3]) * SIN(260.507*[.H3])" office:value-type="float" office:value="-0.161728141235727" calcext:value-type="float">
            <text:p>-0.162</text:p>
          </table:table-cell>
          <table:table-cell table:style-name="ce4" table:formula="of:=-0.984 * EXP(-45.455*[.I3]) * SIN(260.507*[.I3])" office:value-type="float" office:value="0.0972165972764106" calcext:value-type="float">
            <text:p>0.097</text:p>
          </table:table-cell>
          <table:table-cell table:style-name="ce4" table:formula="of:=-0.984 * EXP(-45.455*[.J3]) * SIN(260.507*[.J3])" office:value-type="float" office:value="0.118924056773639" calcext:value-type="float">
            <text:p>0.119</text:p>
          </table:table-cell>
          <table:table-cell table:style-name="ce4" table:formula="of:=-0.984 * EXP(-45.455*[.K3]) * SIN(260.507*[.K3])" office:value-type="float" office:value="-0.0334816292435431" calcext:value-type="float">
            <text:p>-0.033</text:p>
          </table:table-cell>
          <table:table-cell table:style-name="ce4" table:formula="of:=-0.984 * EXP(-45.455*[.L3]) * SIN(260.507*[.L3])" office:value-type="float" office:value="-0.0793051345395865" calcext:value-type="float">
            <text:p>-0.079</text:p>
          </table:table-cell>
          <table:table-cell table:style-name="ce4" table:formula="of:=-0.984 * EXP(-45.455*[.M3]) * SIN(260.507*[.M3])" office:value-type="float" office:value="0.00331411164395677" calcext:value-type="float">
            <text:p>0.003</text:p>
          </table:table-cell>
          <table:table-cell table:style-name="ce4" table:formula="of:=-0.984 * EXP(-45.455*[.N3]) * SIN(260.507*[.N3])" office:value-type="float" office:value="0.0488108994520295" calcext:value-type="float">
            <text:p>0.049</text:p>
          </table:table-cell>
          <table:table-cell table:style-name="ce4" table:formula="of:=-0.984 * EXP(-45.455*[.O3]) * SIN(260.507*[.O3])" office:value-type="float" office:value="0.00844904833976751" calcext:value-type="float">
            <text:p>0.008</text:p>
          </table:table-cell>
          <table:table-cell table:style-name="ce4" table:formula="of:=-0.984 * EXP(-45.455*[.P3]) * SIN(260.507*[.P3])" office:value-type="float" office:value="-0.0277947057561423" calcext:value-type="float">
            <text:p>-0.028</text:p>
          </table:table-cell>
          <table:table-cell table:style-name="ce4" table:formula="of:=-0.984 * EXP(-45.455*[.Q3]) * SIN(260.507*[.Q3])" office:value-type="float" office:value="-0.0110804017921819" calcext:value-type="float">
            <text:p>-0.011</text:p>
          </table:table-cell>
          <table:table-cell table:style-name="ce4" table:formula="of:=-0.984 * EXP(-45.455*[.R3]) * SIN(260.507*[.R3])" office:value-type="float" office:value="0.0144839599912595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</text:p>
          </table:table-cell>
          <table:table-cell table:style-name="ce4" table:formula="of:=-0.984 * EXP(-45.455*[.B3]) * SIN(260.507*[.B3])" office:value-type="float" office:value="-0" calcext:value-type="float">
            <text:p>0.000</text:p>
          </table:table-cell>
          <table:table-cell table:style-name="ce4" table:formula="of:=-0.984 * EXP(-45.455*[.C3]) * SIN(260.507*[.C3])" office:value-type="float" office:value="-0.759051731722231" calcext:value-type="float">
            <text:p>-0.759</text:p>
          </table:table-cell>
          <table:table-cell table:style-name="ce4" table:formula="of:=-0.984 * EXP(-45.455*[.D3]) * SIN(260.507*[.D3])" office:value-type="float" office:value="-0.162648813167861" calcext:value-type="float">
            <text:p>-0.163</text:p>
          </table:table-cell>
          <table:table-cell table:style-name="ce4" table:formula="of:=-0.984 * EXP(-45.455*[.E3]) * SIN(260.507*[.E3])" office:value-type="float" office:value="0.42553362766561" calcext:value-type="float">
            <text:p>0.426</text:p>
          </table:table-cell>
          <table:table-cell table:style-name="ce4" table:formula="of:=-0.984 * EXP(-45.455*[.F3]) * SIN(260.507*[.F3])" office:value-type="float" office:value="0.189833900480246" calcext:value-type="float">
            <text:p>0.190</text:p>
          </table:table-cell>
          <table:table-cell table:style-name="ce4" table:formula="of:=-0.984 * EXP(-45.455*[.G3]) * SIN(260.507*[.G3])" office:value-type="float" office:value="-0.217420491280726" calcext:value-type="float">
            <text:p>-0.217</text:p>
          </table:table-cell>
          <table:table-cell table:style-name="ce4" table:formula="of:=-0.984 * EXP(-45.455*[.H3]) * SIN(260.507*[.H3])" office:value-type="float" office:value="-0.161728141235727" calcext:value-type="float">
            <text:p>-0.162</text:p>
          </table:table-cell>
          <table:table-cell table:style-name="ce4" table:formula="of:=-0.984 * EXP(-45.455*[.I3]) * SIN(260.507*[.I3])" office:value-type="float" office:value="0.0972165972764106" calcext:value-type="float">
            <text:p>0.097</text:p>
          </table:table-cell>
          <table:table-cell table:style-name="ce4" table:formula="of:=-0.984 * EXP(-45.455*[.J3]) * SIN(260.507*[.J3])" office:value-type="float" office:value="0.118924056773639" calcext:value-type="float">
            <text:p>0.119</text:p>
          </table:table-cell>
          <table:table-cell table:style-name="ce4" table:formula="of:=-0.984 * EXP(-45.455*[.K3]) * SIN(260.507*[.K3])" office:value-type="float" office:value="-0.0334816292435431" calcext:value-type="float">
            <text:p>-0.033</text:p>
          </table:table-cell>
          <table:table-cell table:style-name="ce4" table:formula="of:=-0.984 * EXP(-45.455*[.L3]) * SIN(260.507*[.L3])" office:value-type="float" office:value="-0.0793051345395865" calcext:value-type="float">
            <text:p>-0.079</text:p>
          </table:table-cell>
          <table:table-cell table:style-name="ce4" table:formula="of:=-0.984 * EXP(-45.455*[.M3]) * SIN(260.507*[.M3])" office:value-type="float" office:value="0.00331411164395677" calcext:value-type="float">
            <text:p>0.003</text:p>
          </table:table-cell>
          <table:table-cell table:style-name="ce4" table:formula="of:=-0.984 * EXP(-45.455*[.N3]) * SIN(260.507*[.N3])" office:value-type="float" office:value="0.0488108994520295" calcext:value-type="float">
            <text:p>0.049</text:p>
          </table:table-cell>
          <table:table-cell table:style-name="ce4" table:formula="of:=-0.984 * EXP(-45.455*[.O3]) * SIN(260.507*[.O3])" office:value-type="float" office:value="0.00844904833976751" calcext:value-type="float">
            <text:p>0.008</text:p>
          </table:table-cell>
          <table:table-cell table:style-name="ce4" table:formula="of:=-0.984 * EXP(-45.455*[.P3]) * SIN(260.507*[.P3])" office:value-type="float" office:value="-0.0277947057561423" calcext:value-type="float">
            <text:p>-0.028</text:p>
          </table:table-cell>
          <table:table-cell table:style-name="ce4" table:formula="of:=-0.984 * EXP(-45.455*[.Q3]) * SIN(260.507*[.Q3])" office:value-type="float" office:value="-0.0110804017921819" calcext:value-type="float">
            <text:p>-0.011</text:p>
          </table:table-cell>
          <table:table-cell table:style-name="ce4" table:formula="of:=-0.984 * EXP(-45.455*[.R3]) * SIN(260.507*[.R3])" office:value-type="float" office:value="0.0144839599912595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в</text:p>
          </table:table-cell>
          <table:table-cell table:style-name="ce4" table:formula="of:=0.984 * EXP(-45.455 * [.B3]) * SIN (260.507 * [.B3] - 19.22 * PI()/180)" office:value-type="float" office:value="-0.323929135817169" calcext:value-type="float">
            <text:p>-0.324</text:p>
          </table:table-cell>
          <table:table-cell table:style-name="ce4" table:formula="of:=0.984 * EXP(-45.455 * [.C3]) * SIN (260.507 * [.C3] - 19.22 * PI()/180)" office:value-type="float" office:value="0.682037740729235" calcext:value-type="float">
            <text:p>0.682</text:p>
          </table:table-cell>
          <table:table-cell table:style-name="ce4" table:formula="of:=0.984 * EXP(-45.455 * [.D3]) * SIN (260.507 * [.D3] - 19.22 * PI()/180)" office:value-type="float" office:value="0.342618305610275" calcext:value-type="float">
            <text:p>0.343</text:p>
          </table:table-cell>
          <table:table-cell table:style-name="ce4" table:formula="of:=0.984 * EXP(-45.455 * [.E3]) * SIN (260.507 * [.E3] - 19.22 * PI()/180)" office:value-type="float" office:value="-0.340258839376182" calcext:value-type="float">
            <text:p>-0.340</text:p>
          </table:table-cell>
          <table:table-cell table:style-name="ce4" table:formula="of:=0.984 * EXP(-45.455 * [.F3]) * SIN (260.507 * [.F3] - 19.22 * PI()/180)" office:value-type="float" office:value="-0.280717777006838" calcext:value-type="float">
            <text:p>-0.281</text:p>
          </table:table-cell>
          <table:table-cell table:style-name="ce4" table:formula="of:=0.984 * EXP(-45.455 * [.G3]) * SIN (260.507 * [.G3] - 19.22 * PI()/180)" office:value-type="float" office:value="0.146224474046368" calcext:value-type="float">
            <text:p>0.146</text:p>
          </table:table-cell>
          <table:table-cell table:style-name="ce4" table:formula="of:=0.984 * EXP(-45.455 * [.H3]) * SIN (260.507 * [.H3] - 19.22 * PI()/180)" office:value-type="float" office:value="0.201595914908642" calcext:value-type="float">
            <text:p>0.202</text:p>
          </table:table-cell>
          <table:table-cell table:style-name="ce4" table:formula="of:=0.984 * EXP(-45.455 * [.I3]) * SIN (260.507 * [.I3] - 19.22 * PI()/180)" office:value-type="float" office:value="-0.0454914209373685" calcext:value-type="float">
            <text:p>-0.045</text:p>
          </table:table-cell>
          <table:table-cell table:style-name="ce4" table:formula="of:=0.984 * EXP(-45.455 * [.J3]) * SIN (260.507 * [.J3] - 19.22 * PI()/180)" office:value-type="float" office:value="-0.132021346113967" calcext:value-type="float">
            <text:p>-0.132</text:p>
          </table:table-cell>
          <table:table-cell table:style-name="ce4" table:formula="of:=0.984 * EXP(-45.455 * [.K3]) * SIN (260.507 * [.K3] - 19.22 * PI()/180)" office:value-type="float" office:value="-0.000697592716663351" calcext:value-type="float">
            <text:p>-0.001</text:p>
          </table:table-cell>
          <table:table-cell table:style-name="ce4" table:formula="of:=0.984 * EXP(-45.455 * [.L3]) * SIN (260.507 * [.L3] - 19.22 * PI()/180)" office:value-type="float" office:value="0.0799251143411443" calcext:value-type="float">
            <text:p>0.080</text:p>
          </table:table-cell>
          <table:table-cell table:style-name="ce4" table:formula="of:=0.984 * EXP(-45.455 * [.M3]) * SIN (260.507 * [.M3] - 19.22 * PI()/180)" office:value-type="float" office:value="0.0175493793716242" calcext:value-type="float">
            <text:p>0.018</text:p>
          </table:table-cell>
          <table:table-cell table:style-name="ce4" table:formula="of:=0.984 * EXP(-45.455 * [.N3]) * SIN (260.507 * [.N3] - 19.22 * PI()/180)" office:value-type="float" office:value="-0.0447163272415994" calcext:value-type="float">
            <text:p>-0.045</text:p>
          </table:table-cell>
          <table:table-cell table:style-name="ce4" table:formula="of:=0.984 * EXP(-45.455 * [.O3]) * SIN (260.507 * [.O3] - 19.22 * PI()/180)" office:value-type="float" office:value="-0.0202259513763253" calcext:value-type="float">
            <text:p>-0.020</text:p>
          </table:table-cell>
          <table:table-cell table:style-name="ce4" table:formula="of:=0.984 * EXP(-45.455 * [.P3]) * SIN (260.507 * [.P3] - 19.22 * PI()/180)" office:value-type="float" office:value="0.0227876920934622" calcext:value-type="float">
            <text:p>0.023</text:p>
          </table:table-cell>
          <table:table-cell table:style-name="ce4" table:formula="of:=0.984 * EXP(-45.455 * [.Q3]) * SIN (260.507 * [.Q3] - 19.22 * PI()/180)" office:value-type="float" office:value="0.0171505211812344" calcext:value-type="float">
            <text:p>0.017</text:p>
          </table:table-cell>
          <table:table-cell table:style-name="ce4" table:formula="of:=0.984 * EXP(-45.455 * [.R3]) * SIN (260.507 * [.R3] - 19.22 * PI()/180)" office:value-type="float" office:value="-0.0101463690259072" calcext:value-type="float">
            <text:p>-0.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table:style-name="ce4" table:formula="of:=1 + 0.984 * EXP(-45.455 * [.B3]) * SIN (260.507 * [.B3] -19.22 * PI()/180)" office:value-type="float" office:value="0.676070864182831" calcext:value-type="float">
            <text:p>0.676</text:p>
          </table:table-cell>
          <table:table-cell table:style-name="ce4" table:formula="of:=1 + 0.984 * EXP(-45.455 * [.C3]) * SIN (260.507 * [.C3] -19.22 * PI()/180)" office:value-type="float" office:value="1.68203774072923" calcext:value-type="float">
            <text:p>1.682</text:p>
          </table:table-cell>
          <table:table-cell table:style-name="ce4" table:formula="of:=1 + 0.984 * EXP(-45.455 * [.D3]) * SIN (260.507 * [.D3] -19.22 * PI()/180)" office:value-type="float" office:value="1.34261830561027" calcext:value-type="float">
            <text:p>1.343</text:p>
          </table:table-cell>
          <table:table-cell table:style-name="ce4" table:formula="of:=1 + 0.984 * EXP(-45.455 * [.E3]) * SIN (260.507 * [.E3] -19.22 * PI()/180)" office:value-type="float" office:value="0.659741160623818" calcext:value-type="float">
            <text:p>0.660</text:p>
          </table:table-cell>
          <table:table-cell table:style-name="ce4" table:formula="of:=1 + 0.984 * EXP(-45.455 * [.F3]) * SIN (260.507 * [.F3] -19.22 * PI()/180)" office:value-type="float" office:value="0.719282222993162" calcext:value-type="float">
            <text:p>0.719</text:p>
          </table:table-cell>
          <table:table-cell table:style-name="ce4" table:formula="of:=1 + 0.984 * EXP(-45.455 * [.G3]) * SIN (260.507 * [.G3] -19.22 * PI()/180)" office:value-type="float" office:value="1.14622447404637" calcext:value-type="float">
            <text:p>1.146</text:p>
          </table:table-cell>
          <table:table-cell table:style-name="ce4" table:formula="of:=1 + 0.984 * EXP(-45.455 * [.H3]) * SIN (260.507 * [.H3] -19.22 * PI()/180)" office:value-type="float" office:value="1.20159591490864" calcext:value-type="float">
            <text:p>1.202</text:p>
          </table:table-cell>
          <table:table-cell table:style-name="ce4" table:formula="of:=1 + 0.984 * EXP(-45.455 * [.I3]) * SIN (260.507 * [.I3] -19.22 * PI()/180)" office:value-type="float" office:value="0.954508579062631" calcext:value-type="float">
            <text:p>0.955</text:p>
          </table:table-cell>
          <table:table-cell table:style-name="ce4" table:formula="of:=1 + 0.984 * EXP(-45.455 * [.J3]) * SIN (260.507 * [.J3] -19.22 * PI()/180)" office:value-type="float" office:value="0.867978653886033" calcext:value-type="float">
            <text:p>0.868</text:p>
          </table:table-cell>
          <table:table-cell table:style-name="ce4" table:formula="of:=1 + 0.984 * EXP(-45.455 * [.K3]) * SIN (260.507 * [.K3] -19.22 * PI()/180)" office:value-type="float" office:value="0.999302407283337" calcext:value-type="float">
            <text:p>0.999</text:p>
          </table:table-cell>
          <table:table-cell table:style-name="ce4" table:formula="of:=1 + 0.984 * EXP(-45.455 * [.L3]) * SIN (260.507 * [.L3] -19.22 * PI()/180)" office:value-type="float" office:value="1.07992511434114" calcext:value-type="float">
            <text:p>1.080</text:p>
          </table:table-cell>
          <table:table-cell table:style-name="ce4" table:formula="of:=1 + 0.984 * EXP(-45.455 * [.M3]) * SIN (260.507 * [.M3] -19.22 * PI()/180)" office:value-type="float" office:value="1.01754937937162" calcext:value-type="float">
            <text:p>1.018</text:p>
          </table:table-cell>
          <table:table-cell table:style-name="ce4" table:formula="of:=1 + 0.984 * EXP(-45.455 * [.N3]) * SIN (260.507 * [.N3] -19.22 * PI()/180)" office:value-type="float" office:value="0.955283672758401" calcext:value-type="float">
            <text:p>0.955</text:p>
          </table:table-cell>
          <table:table-cell table:style-name="ce4" table:formula="of:=1 + 0.984 * EXP(-45.455 * [.O3]) * SIN (260.507 * [.O3] -19.22 * PI()/180)" office:value-type="float" office:value="0.979774048623675" calcext:value-type="float">
            <text:p>0.980</text:p>
          </table:table-cell>
          <table:table-cell table:style-name="ce4" table:formula="of:=1 + 0.984 * EXP(-45.455 * [.P3]) * SIN (260.507 * [.P3] -19.22 * PI()/180)" office:value-type="float" office:value="1.02278769209346" calcext:value-type="float">
            <text:p>1.023</text:p>
          </table:table-cell>
          <table:table-cell table:style-name="ce4" table:formula="of:=1 + 0.984 * EXP(-45.455 * [.Q3]) * SIN (260.507 * [.Q3] -19.22 * PI()/180)" office:value-type="float" office:value="1.01715052118123" calcext:value-type="float">
            <text:p>1.017</text:p>
          </table:table-cell>
          <table:table-cell table:style-name="ce4" table:formula="of:=1 + 0.984 * EXP(-45.455 * [.R3]) * SIN (260.507 * [.R3] -19.22 * PI()/180)" office:value-type="float" office:value="0.989853630974093" calcext:value-type="float">
            <text:p>0.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в</text:p>
          </table:table-cell>
          <table:table-cell table:style-name="ce4" table:formula="of:=33.837 * EXP (-45.455 *[.B3]) * SIN (260.507 *[.B3] + 80.102* PI()/180)" office:value-type="float" office:value="33.3333473201175" calcext:value-type="float">
            <text:p>33.333</text:p>
          </table:table-cell>
          <table:table-cell table:style-name="ce4" table:formula="of:=33.837 * EXP (-45.455 *[.C3]) * SIN (260.507 *[.C3] + 80.102* PI()/180)" office:value-type="float" office:value="8.05805480916093" calcext:value-type="float">
            <text:p>8.058</text:p>
          </table:table-cell>
          <table:table-cell table:style-name="ce4" table:formula="of:=33.837 * EXP (-45.455 *[.D3]) * SIN (260.507 *[.D3] + 80.102* PI()/180)" office:value-type="float" office:value="-18.4909244745908" calcext:value-type="float">
            <text:p>-18.491</text:p>
          </table:table-cell>
          <table:table-cell table:style-name="ce4" table:formula="of:=33.837 * EXP (-45.455 *[.E3]) * SIN (260.507 *[.E3] + 80.102* PI()/180)" office:value-type="float" office:value="-8.84964886732831" calcext:value-type="float">
            <text:p>-8.850</text:p>
          </table:table-cell>
          <table:table-cell table:style-name="ce4" table:formula="of:=33.837 * EXP (-45.455 *[.F3]) * SIN (260.507 *[.F3] + 80.102* PI()/180)" office:value-type="float" office:value="9.31896301724206" calcext:value-type="float">
            <text:p>9.319</text:p>
          </table:table-cell>
          <table:table-cell table:style-name="ce4" table:formula="of:=33.837 * EXP (-45.455 *[.G3]) * SIN (260.507 *[.G3] + 80.102* PI()/180)" office:value-type="float" office:value="7.36441420089732" calcext:value-type="float">
            <text:p>7.364</text:p>
          </table:table-cell>
          <table:table-cell table:style-name="ce4" table:formula="of:=33.837 * EXP (-45.455 *[.H3]) * SIN (260.507 *[.H3] + 80.102* PI()/180)" office:value-type="float" office:value="-4.07416953377019" calcext:value-type="float">
            <text:p>-4.074</text:p>
          </table:table-cell>
          <table:table-cell table:style-name="ce4" table:formula="of:=33.837 * EXP (-45.455 *[.I3]) * SIN (260.507 *[.I3] + 80.102* PI()/180)" office:value-type="float" office:value="-5.33972946719364" calcext:value-type="float">
            <text:p>-5.340</text:p>
          </table:table-cell>
          <table:table-cell table:style-name="ce4" table:formula="of:=33.837 * EXP (-45.455 *[.J3]) * SIN (260.507 *[.J3] + 80.102* PI()/180)" office:value-type="float" office:value="1.32690472020336" calcext:value-type="float">
            <text:p>1.327</text:p>
          </table:table-cell>
          <table:table-cell table:style-name="ce4" table:formula="of:=33.837 * EXP (-45.455 *[.K3]) * SIN (260.507 *[.K3] + 80.102* PI()/180)" office:value-type="float" office:value="3.52302120202462" calcext:value-type="float">
            <text:p>3.523</text:p>
          </table:table-cell>
          <table:table-cell table:style-name="ce4" table:formula="of:=33.837 * EXP (-45.455 *[.L3]) * SIN (260.507 *[.L3] + 80.102* PI()/180)" office:value-type="float" office:value="-0.0498950636262515" calcext:value-type="float">
            <text:p>-0.050</text:p>
          </table:table-cell>
          <table:table-cell table:style-name="ce4" table:formula="of:=33.837 * EXP (-45.455 *[.M3]) * SIN (260.507 *[.M3] + 80.102* PI()/180)" office:value-type="float" office:value="-2.1475011519496" calcext:value-type="float">
            <text:p>-2.148</text:p>
          </table:table-cell>
          <table:table-cell table:style-name="ce4" table:formula="of:=33.837 * EXP (-45.455 *[.N3]) * SIN (260.507 *[.N3] + 80.102* PI()/180)" office:value-type="float" office:value="-0.429901571845271" calcext:value-type="float">
            <text:p>-0.430</text:p>
          </table:table-cell>
          <table:table-cell table:style-name="ce4" table:formula="of:=33.837 * EXP (-45.455 *[.O3]) * SIN (260.507 *[.O3] + 80.102* PI()/180)" office:value-type="float" office:value="1.21039991750935" calcext:value-type="float">
            <text:p>1.210</text:p>
          </table:table-cell>
          <table:table-cell table:style-name="ce4" table:formula="of:=33.837 * EXP (-45.455 *[.P3]) * SIN (260.507 *[.P3] + 80.102* PI()/180)" office:value-type="float" office:value="0.520110411778196" calcext:value-type="float">
            <text:p>0.520</text:p>
          </table:table-cell>
          <table:table-cell table:style-name="ce4" table:formula="of:=33.837 * EXP (-45.455 *[.Q3]) * SIN (260.507 *[.Q3] + 80.102* PI()/180)" office:value-type="float" office:value="-0.622692273355327" calcext:value-type="float">
            <text:p>-0.623</text:p>
          </table:table-cell>
          <table:table-cell table:style-name="ce4" table:formula="of:=33.837 * EXP (-45.455 *[.R3]) * SIN (260.507 *[.R3] + 80.102* PI()/180)" office:value-type="float" office:value="-0.448891184559097" calcext:value-type="float">
            <text:p>-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</text:p>
          </table:table-cell>
          <table:table-cell table:style-name="ce4" table:formula="of:=33.837 * EXP (-45.455 *[.B3]) * SIN (260.507 *[.B3] + 80.102* PI()/180)" office:value-type="float" office:value="33.3333473201175" calcext:value-type="float">
            <text:p>33.333</text:p>
          </table:table-cell>
          <table:table-cell table:style-name="ce4" table:formula="of:=33.837 * EXP (-45.455 *[.C3]) * SIN (260.507 *[.C3] + 80.102* PI()/180)" office:value-type="float" office:value="8.05805480916093" calcext:value-type="float">
            <text:p>8.058</text:p>
          </table:table-cell>
          <table:table-cell table:style-name="ce4" table:formula="of:=33.837 * EXP (-45.455 *[.D3]) * SIN (260.507 *[.D3] + 80.102* PI()/180)" office:value-type="float" office:value="-18.4909244745908" calcext:value-type="float">
            <text:p>-18.491</text:p>
          </table:table-cell>
          <table:table-cell table:style-name="ce4" table:formula="of:=33.837 * EXP (-45.455 *[.E3]) * SIN (260.507 *[.E3] + 80.102* PI()/180)" office:value-type="float" office:value="-8.84964886732831" calcext:value-type="float">
            <text:p>-8.850</text:p>
          </table:table-cell>
          <table:table-cell table:style-name="ce4" table:formula="of:=33.837 * EXP (-45.455 *[.F3]) * SIN (260.507 *[.F3] + 80.102* PI()/180)" office:value-type="float" office:value="9.31896301724206" calcext:value-type="float">
            <text:p>9.319</text:p>
          </table:table-cell>
          <table:table-cell table:style-name="ce4" table:formula="of:=33.837 * EXP (-45.455 *[.G3]) * SIN (260.507 *[.G3] + 80.102* PI()/180)" office:value-type="float" office:value="7.36441420089732" calcext:value-type="float">
            <text:p>7.364</text:p>
          </table:table-cell>
          <table:table-cell table:style-name="ce4" table:formula="of:=33.837 * EXP (-45.455 *[.H3]) * SIN (260.507 *[.H3] + 80.102* PI()/180)" office:value-type="float" office:value="-4.07416953377019" calcext:value-type="float">
            <text:p>-4.074</text:p>
          </table:table-cell>
          <table:table-cell table:style-name="ce4" table:formula="of:=33.837 * EXP (-45.455 *[.I3]) * SIN (260.507 *[.I3] + 80.102* PI()/180)" office:value-type="float" office:value="-5.33972946719364" calcext:value-type="float">
            <text:p>-5.340</text:p>
          </table:table-cell>
          <table:table-cell table:style-name="ce4" table:formula="of:=33.837 * EXP (-45.455 *[.J3]) * SIN (260.507 *[.J3] + 80.102* PI()/180)" office:value-type="float" office:value="1.32690472020336" calcext:value-type="float">
            <text:p>1.327</text:p>
          </table:table-cell>
          <table:table-cell table:style-name="ce4" table:formula="of:=33.837 * EXP (-45.455 *[.K3]) * SIN (260.507 *[.K3] + 80.102* PI()/180)" office:value-type="float" office:value="3.52302120202462" calcext:value-type="float">
            <text:p>3.523</text:p>
          </table:table-cell>
          <table:table-cell table:style-name="ce4" table:formula="of:=33.837 * EXP (-45.455 *[.L3]) * SIN (260.507 *[.L3] + 80.102* PI()/180)" office:value-type="float" office:value="-0.0498950636262515" calcext:value-type="float">
            <text:p>-0.050</text:p>
          </table:table-cell>
          <table:table-cell table:style-name="ce4" table:formula="of:=33.837 * EXP (-45.455 *[.M3]) * SIN (260.507 *[.M3] + 80.102* PI()/180)" office:value-type="float" office:value="-2.1475011519496" calcext:value-type="float">
            <text:p>-2.148</text:p>
          </table:table-cell>
          <table:table-cell table:style-name="ce4" table:formula="of:=33.837 * EXP (-45.455 *[.N3]) * SIN (260.507 *[.N3] + 80.102* PI()/180)" office:value-type="float" office:value="-0.429901571845271" calcext:value-type="float">
            <text:p>-0.430</text:p>
          </table:table-cell>
          <table:table-cell table:style-name="ce4" table:formula="of:=33.837 * EXP (-45.455 *[.O3]) * SIN (260.507 *[.O3] + 80.102* PI()/180)" office:value-type="float" office:value="1.21039991750935" calcext:value-type="float">
            <text:p>1.210</text:p>
          </table:table-cell>
          <table:table-cell table:style-name="ce4" table:formula="of:=33.837 * EXP (-45.455 *[.P3]) * SIN (260.507 *[.P3] + 80.102* PI()/180)" office:value-type="float" office:value="0.520110411778196" calcext:value-type="float">
            <text:p>0.520</text:p>
          </table:table-cell>
          <table:table-cell table:style-name="ce4" table:formula="of:=33.837 * EXP (-45.455 *[.Q3]) * SIN (260.507 *[.Q3] + 80.102* PI()/180)" office:value-type="float" office:value="-0.622692273355327" calcext:value-type="float">
            <text:p>-0.623</text:p>
          </table:table-cell>
          <table:table-cell table:style-name="ce4" table:formula="of:=33.837 * EXP (-45.455 *[.R3]) * SIN (260.507 *[.R3] + 80.102* PI()/180)" office:value-type="float" office:value="-0.448891184559097" calcext:value-type="float">
            <text:p>-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в</text:p>
          </table:table-cell>
          <table:table-cell table:style-name="ce4" table:formula="of:=33.837 * EXP (-45.455 * [.B3]) * SIN (260.507 *[.B3] + 80.102*PI()/180)" office:value-type="float" office:value="33.3333473201175" calcext:value-type="float">
            <text:p>33.333</text:p>
          </table:table-cell>
          <table:table-cell table:style-name="ce4" table:formula="of:=33.837 * EXP (-45.455 * [.C3]) * SIN (260.507 *[.C3] + 80.102*PI()/180)" office:value-type="float" office:value="8.05805480916093" calcext:value-type="float">
            <text:p>8.058</text:p>
          </table:table-cell>
          <table:table-cell table:style-name="ce4" table:formula="of:=33.837 * EXP (-45.455 * [.D3]) * SIN (260.507 *[.D3] + 80.102*PI()/180)" office:value-type="float" office:value="-18.4909244745908" calcext:value-type="float">
            <text:p>-18.491</text:p>
          </table:table-cell>
          <table:table-cell table:style-name="ce4" table:formula="of:=33.837 * EXP (-45.455 * [.E3]) * SIN (260.507 *[.E3] + 80.102*PI()/180)" office:value-type="float" office:value="-8.84964886732831" calcext:value-type="float">
            <text:p>-8.850</text:p>
          </table:table-cell>
          <table:table-cell table:style-name="ce4" table:formula="of:=33.837 * EXP (-45.455 * [.F3]) * SIN (260.507 *[.F3] + 80.102*PI()/180)" office:value-type="float" office:value="9.31896301724206" calcext:value-type="float">
            <text:p>9.319</text:p>
          </table:table-cell>
          <table:table-cell table:style-name="ce4" table:formula="of:=33.837 * EXP (-45.455 * [.G3]) * SIN (260.507 *[.G3] + 80.102*PI()/180)" office:value-type="float" office:value="7.36441420089732" calcext:value-type="float">
            <text:p>7.364</text:p>
          </table:table-cell>
          <table:table-cell table:style-name="ce4" table:formula="of:=33.837 * EXP (-45.455 * [.H3]) * SIN (260.507 *[.H3] + 80.102*PI()/180)" office:value-type="float" office:value="-4.07416953377019" calcext:value-type="float">
            <text:p>-4.074</text:p>
          </table:table-cell>
          <table:table-cell table:style-name="ce4" table:formula="of:=33.837 * EXP (-45.455 * [.I3]) * SIN (260.507 *[.I3] + 80.102*PI()/180)" office:value-type="float" office:value="-5.33972946719364" calcext:value-type="float">
            <text:p>-5.340</text:p>
          </table:table-cell>
          <table:table-cell table:style-name="ce4" table:formula="of:=33.837 * EXP (-45.455 * [.J3]) * SIN (260.507 *[.J3] + 80.102*PI()/180)" office:value-type="float" office:value="1.32690472020336" calcext:value-type="float">
            <text:p>1.327</text:p>
          </table:table-cell>
          <table:table-cell table:style-name="ce4" table:formula="of:=33.837 * EXP (-45.455 * [.K3]) * SIN (260.507 *[.K3] + 80.102*PI()/180)" office:value-type="float" office:value="3.52302120202462" calcext:value-type="float">
            <text:p>3.523</text:p>
          </table:table-cell>
          <table:table-cell table:style-name="ce4" table:formula="of:=33.837 * EXP (-45.455 * [.L3]) * SIN (260.507 *[.L3] + 80.102*PI()/180)" office:value-type="float" office:value="-0.0498950636262515" calcext:value-type="float">
            <text:p>-0.050</text:p>
          </table:table-cell>
          <table:table-cell table:style-name="ce4" table:formula="of:=33.837 * EXP (-45.455 * [.M3]) * SIN (260.507 *[.M3] + 80.102*PI()/180)" office:value-type="float" office:value="-2.1475011519496" calcext:value-type="float">
            <text:p>-2.148</text:p>
          </table:table-cell>
          <table:table-cell table:style-name="ce4" table:formula="of:=33.837 * EXP (-45.455 * [.N3]) * SIN (260.507 *[.N3] + 80.102*PI()/180)" office:value-type="float" office:value="-0.429901571845271" calcext:value-type="float">
            <text:p>-0.430</text:p>
          </table:table-cell>
          <table:table-cell table:style-name="ce4" table:formula="of:=33.837 * EXP (-45.455 * [.O3]) * SIN (260.507 *[.O3] + 80.102*PI()/180)" office:value-type="float" office:value="1.21039991750935" calcext:value-type="float">
            <text:p>1.210</text:p>
          </table:table-cell>
          <table:table-cell table:style-name="ce4" table:formula="of:=33.837 * EXP (-45.455 * [.P3]) * SIN (260.507 *[.P3] + 80.102*PI()/180)" office:value-type="float" office:value="0.520110411778196" calcext:value-type="float">
            <text:p>0.520</text:p>
          </table:table-cell>
          <table:table-cell table:style-name="ce4" table:formula="of:=33.837 * EXP (-45.455 * [.Q3]) * SIN (260.507 *[.Q3] + 80.102*PI()/180)" office:value-type="float" office:value="-0.622692273355327" calcext:value-type="float">
            <text:p>-0.623</text:p>
          </table:table-cell>
          <table:table-cell table:style-name="ce4" table:formula="of:=33.837 * EXP (-45.455 * [.R3]) * SIN (260.507 *[.R3] + 80.102*PI()/180)" office:value-type="float" office:value="-0.448891184559097" calcext:value-type="float">
            <text:p>-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</text:p>
          </table:table-cell>
          <table:table-cell table:style-name="ce4" table:formula="of:=-80 + 33.837 * EXP (-45.455 * [.B3]) * SIN (260.507 *[.B3] + 80.102*PI()/180)" office:value-type="float" office:value="-46.6666526798825" calcext:value-type="float">
            <text:p>-46.667</text:p>
          </table:table-cell>
          <table:table-cell table:style-name="ce4" table:formula="of:=-80 + 33.837 * EXP (-45.455 * [.C3]) * SIN (260.507 *[.C3] + 80.102*PI()/180)" office:value-type="float" office:value="-71.9419451908391" calcext:value-type="float">
            <text:p>-71.942</text:p>
          </table:table-cell>
          <table:table-cell table:style-name="ce4" table:formula="of:=-80 + 33.837 * EXP (-45.455 * [.D3]) * SIN (260.507 *[.D3] + 80.102*PI()/180)" office:value-type="float" office:value="-98.4909244745908" calcext:value-type="float">
            <text:p>-98.491</text:p>
          </table:table-cell>
          <table:table-cell table:style-name="ce4" table:formula="of:=-80 + 33.837 * EXP (-45.455 * [.E3]) * SIN (260.507 *[.E3] + 80.102*PI()/180)" office:value-type="float" office:value="-88.8496488673283" calcext:value-type="float">
            <text:p>-88.850</text:p>
          </table:table-cell>
          <table:table-cell table:style-name="ce4" table:formula="of:=-80 + 33.837 * EXP (-45.455 * [.F3]) * SIN (260.507 *[.F3] + 80.102*PI()/180)" office:value-type="float" office:value="-70.6810369827579" calcext:value-type="float">
            <text:p>-70.681</text:p>
          </table:table-cell>
          <table:table-cell table:style-name="ce4" table:formula="of:=-80 + 33.837 * EXP (-45.455 * [.G3]) * SIN (260.507 *[.G3] + 80.102*PI()/180)" office:value-type="float" office:value="-72.6355857991027" calcext:value-type="float">
            <text:p>-72.636</text:p>
          </table:table-cell>
          <table:table-cell table:style-name="ce4" table:formula="of:=-80 + 33.837 * EXP (-45.455 * [.H3]) * SIN (260.507 *[.H3] + 80.102*PI()/180)" office:value-type="float" office:value="-84.0741695337702" calcext:value-type="float">
            <text:p>-84.074</text:p>
          </table:table-cell>
          <table:table-cell table:style-name="ce4" table:formula="of:=-80 + 33.837 * EXP (-45.455 * [.I3]) * SIN (260.507 *[.I3] + 80.102*PI()/180)" office:value-type="float" office:value="-85.3397294671936" calcext:value-type="float">
            <text:p>-85.340</text:p>
          </table:table-cell>
          <table:table-cell table:style-name="ce4" table:formula="of:=-80 + 33.837 * EXP (-45.455 * [.J3]) * SIN (260.507 *[.J3] + 80.102*PI()/180)" office:value-type="float" office:value="-78.6730952797966" calcext:value-type="float">
            <text:p>-78.673</text:p>
          </table:table-cell>
          <table:table-cell table:style-name="ce4" table:formula="of:=-80 + 33.837 * EXP (-45.455 * [.K3]) * SIN (260.507 *[.K3] + 80.102*PI()/180)" office:value-type="float" office:value="-76.4769787979754" calcext:value-type="float">
            <text:p>-76.477</text:p>
          </table:table-cell>
          <table:table-cell table:style-name="ce4" table:formula="of:=-80 + 33.837 * EXP (-45.455 * [.L3]) * SIN (260.507 *[.L3] + 80.102*PI()/180)" office:value-type="float" office:value="-80.0498950636263" calcext:value-type="float">
            <text:p>-80.050</text:p>
          </table:table-cell>
          <table:table-cell table:style-name="ce4" table:formula="of:=-80 + 33.837 * EXP (-45.455 * [.M3]) * SIN (260.507 *[.M3] + 80.102*PI()/180)" office:value-type="float" office:value="-82.1475011519496" calcext:value-type="float">
            <text:p>-82.148</text:p>
          </table:table-cell>
          <table:table-cell table:style-name="ce4" table:formula="of:=-80 + 33.837 * EXP (-45.455 * [.N3]) * SIN (260.507 *[.N3] + 80.102*PI()/180)" office:value-type="float" office:value="-80.4299015718453" calcext:value-type="float">
            <text:p>-80.430</text:p>
          </table:table-cell>
          <table:table-cell table:style-name="ce4" table:formula="of:=-80 + 33.837 * EXP (-45.455 * [.O3]) * SIN (260.507 *[.O3] + 80.102*PI()/180)" office:value-type="float" office:value="-78.7896000824907" calcext:value-type="float">
            <text:p>-78.790</text:p>
          </table:table-cell>
          <table:table-cell table:style-name="ce4" table:formula="of:=-80 + 33.837 * EXP (-45.455 * [.P3]) * SIN (260.507 *[.P3] + 80.102*PI()/180)" office:value-type="float" office:value="-79.4798895882218" calcext:value-type="float">
            <text:p>-79.480</text:p>
          </table:table-cell>
          <table:table-cell table:style-name="ce4" table:formula="of:=-80 + 33.837 * EXP (-45.455 * [.Q3]) * SIN (260.507 *[.Q3] + 80.102*PI()/180)" office:value-type="float" office:value="-80.6226922733553" calcext:value-type="float">
            <text:p>-80.623</text:p>
          </table:table-cell>
          <table:table-cell table:style-name="ce4" table:formula="of:=-80 + 33.837 * EXP (-45.455 * [.R3]) * SIN (260.507 *[.R3] + 80.102*PI()/180)" office:value-type="float" office:value="-80.4488911845591" calcext:value-type="float">
            <text:p>-80.449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2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50:32.226326516</meta:creation-date>
    <dc:date>2019-05-15T00:33:09.334279908</dc:date>
    <meta:editing-duration>PT3M50S</meta:editing-duration>
    <meta:editing-cycles>2</meta:editing-cycles>
    <meta:generator>LibreOffice/6.0.7.3$Linux_X86_64 LibreOffice_project/00m0$Build-3</meta:generator>
    <meta:document-statistic meta:table-count="1" meta:cell-count="198" meta:object-count="0"/>
  </office:meta>
</office:document-meta>
</file>